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iberation Serif1" style:font-pitch="variable" svg:font-family="'Liberation Serif'" style:font-family-generic="swiss"/>
    <style:font-face style:name="Ubuntu1" style:font-pitch="variable" svg:font-family="Ubuntu" style:font-family-generic="swiss"/>
    <style:font-face style:name="Droid Sans" style:font-pitch="variable" svg:font-family="'Droid Sans'" style:font-family-generic="system"/>
    <style:font-face style:name="Lohit Hindi" style:font-pitch="variable" svg:font-family="'Lohit Hind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1" style:family="table">
      <style:table-properties fo:margin-left="1.279cm" table:align="left" style:width="15.399cm"/>
    </style:style>
    <style:style style:name="Table1.A" style:family="table-column">
      <style:table-column-properties style:column-width="3.08cm"/>
    </style:style>
    <style:style style:name="Table1.1" style:family="table-row">
      <style:table-row-properties style:row-height="1cm"/>
    </style:style>
    <style:style style:name="Table1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1.E1" style:family="table-cell">
      <style:table-cell-properties fo:border="0.05pt solid #000000" style:vertical-align="middle" fo:padding="0.097cm"/>
    </style:style>
    <style:style style:name="Table2" style:family="table">
      <style:table-properties table:align="left" style:width="17.992cm"/>
    </style:style>
    <style:style style:name="Table2.A" style:family="table-column">
      <style:table-column-properties style:column-width="0.688cm"/>
    </style:style>
    <style:style style:name="Table2.B" style:family="table-column">
      <style:table-column-properties style:column-width="1.905cm"/>
    </style:style>
    <style:style style:name="Table2.C" style:family="table-column">
      <style:table-column-properties style:column-width="5.609cm"/>
    </style:style>
    <style:style style:name="Table2.D" style:family="table-column">
      <style:table-column-properties style:column-width="0.9cm"/>
    </style:style>
    <style:style style:name="Table2.G" style:family="table-column">
      <style:table-column-properties style:column-width="5.398cm"/>
    </style:style>
    <style:style style:name="Table2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2.H1" style:family="table-cell">
      <style:table-cell-properties fo:border="0.05pt solid #000000" fo:padding="0.097cm"/>
    </style:style>
    <style:style style:name="Table2.2" style:family="table-row">
      <style:table-row-properties style:row-height="0.801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H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center" style:justify-single-word="false"/>
      <style:text-properties fo:font-weight="bold" style:font-weight-asian="bold" style:font-weight-complex="bold"/>
    </style:style>
    <style:style style:name="P2" style:parent-style-name="Standard" style:family="paragraph">
      <style:text-properties officeooo:paragraph-rsid="000997e7" officeooo:rsid="000997e7"/>
    </style:style>
    <style:style style:name="P3" style:parent-style-name="Standard" style:family="paragraph">
      <style:text-properties officeooo:paragraph-rsid="000b71e3" officeooo:rsid="000997e7"/>
    </style:style>
    <style:style style:name="P4" style:parent-style-name="Table_20_Contents" style:family="paragraph">
      <style:text-properties officeooo:paragraph-rsid="001772eb" officeooo:rsid="001772eb"/>
    </style:style>
    <style:style style:name="P5" style:parent-style-name="Heading_20_1" style:family="paragraph">
      <style:paragraph-properties fo:text-align="center" style:justify-single-word="false"/>
      <style:text-properties officeooo:paragraph-rsid="001772eb"/>
    </style:style>
    <style:style style:name="P6" style:parent-style-name="Table_20_Heading" style:family="paragraph">
      <style:text-properties officeooo:paragraph-rsid="001772eb" officeooo:rsid="001772eb"/>
    </style:style>
    <style:style style:name="P7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officeooo:rsid="000b71e3"/>
    </style:style>
    <style:style style:name="T2" style:family="text">
      <style:text-properties officeooo:rsid="000e445a"/>
    </style:style>
    <style:style style:name="T3" style:family="text">
      <style:text-properties officeooo:rsid="001018fa"/>
    </style:style>
    <style:style style:name="T4" style:family="text">
      <style:text-properties officeooo:rsid="001131dc"/>
    </style:style>
    <style:style style:name="T5" style:family="text">
      <style:text-properties officeooo:rsid="00118d09"/>
    </style:style>
    <style:style style:name="T6" style:family="text">
      <style:text-properties officeooo:rsid="0013021a"/>
    </style:style>
    <style:style style:name="T7" style:family="text">
      <style:text-properties fo:font-weight="normal" fo:font-style="normal" style:use-window-font-color="true" fo:language="en" style:font-style-complex="normal" fo:letter-spacing="normal" style:font-name-asian="Droid Sans" style:country-asian="CN" style:letter-kerning="tru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GB" style:font-size-asian="10.5pt" style:text-line-through-type="none" fo:text-shadow="none" style:text-line-through-mode="continuous" style:language-complex="hi" fo:font-size="10pt" style:country-complex="IN"/>
    </style:style>
    <style:style style:name="Sect1" style:family="section">
      <style:section-properties style:editable="false">
        <style:columns fo:column-gap="0cm" fo:column-count="1"/>
      </style:section-properties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section text:style-name="Sect1" text:name="Card">
        <text:h text:outline-level="1" text:style-name="P5">Eurovision Bingo</text:h>
        <text:p text:style-name="P2">Welcome to Eurovision Bingo! This game is based on the <text:span text:style-name="T2">scurrilous </text:span>allegation that all <text:span text:style-name="T3">sets of </text:span>Eurovision songs are basically the same. <text:span text:style-name="T6">A</text:span>ll of the non-trivial words from the songs of <text:span text:style-name="T5">2013 to 2017 </text:span>have been analysed, frequency-counted, pulped, mangled, squeezed, and turned into bingo cards, <text:span text:style-name="T5">with a range of common and less-common words, and a selection process to pick out “Eurovision-y” and easy-to-hear words</text:span>. <text:span text:style-name="T6">These cards should be suitable for use in any given year.</text:span></text:p>
        <text:p text:style-name="P2"/>
        <text:p text:style-name="P3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 <text:span text:style-name="T6">Those who claim to understand a song in a foreign language have the advantage of being able to start many arguments with fellow players about whether a given word is an exact translation ;-)</text:span></text:p>
        <text:p text:style-name="P3"/>
        <text:p text:style-name="P3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 table:style-name="Table1.1">
            <table:table-cell office:value-type="string" table:style-name="Table1.A1">
              <text:p text:style-name="P1">eyes</text:p>
            </table:table-cell>
            <table:table-cell office:value-type="string" table:style-name="Table1.A1">
              <text:p text:style-name="P1">lies</text:p>
            </table:table-cell>
            <table:table-cell office:value-type="string" table:style-name="Table1.A1">
              <text:p text:style-name="P1">let</text:p>
            </table:table-cell>
            <table:table-cell office:value-type="string" table:style-name="Table1.A1">
              <text:p text:style-name="P1">story</text:p>
            </table:table-cell>
            <table:table-cell office:value-type="string" table:style-name="Table1.E1">
              <text:p text:style-name="P1">falling</text:p>
            </table:table-cell>
          </table:table-row>
          <table:table-row table:style-name="Table1.1">
            <table:table-cell office:value-type="string" table:style-name="Table1.A1">
              <text:p text:style-name="P1">cry</text:p>
            </table:table-cell>
            <table:table-cell office:value-type="string" table:style-name="Table1.A1">
              <text:p text:style-name="P1">beautiful</text:p>
            </table:table-cell>
            <table:table-cell office:value-type="string" table:style-name="Table1.A1">
              <text:p text:style-name="P1">hold</text:p>
            </table:table-cell>
            <table:table-cell office:value-type="string" table:style-name="Table1.A1">
              <text:p text:style-name="P1">black</text:p>
            </table:table-cell>
            <table:table-cell office:value-type="string" table:style-name="Table1.E1">
              <text:p text:style-name="P1">light</text:p>
            </table:table-cell>
          </table:table-row>
          <table:table-row table:style-name="Table1.1">
            <table:table-cell office:value-type="string" table:style-name="Table1.A1">
              <text:p text:style-name="P1">lonely</text:p>
            </table:table-cell>
            <table:table-cell office:value-type="string" table:style-name="Table1.A1">
              <text:p text:style-name="P1">feel</text:p>
            </table:table-cell>
            <table:table-cell office:value-type="string" table:style-name="Table1.A1">
              <text:p text:style-name="P1">LOVE</text:p>
            </table:table-cell>
            <table:table-cell office:value-type="string" table:style-name="Table1.A1">
              <text:p text:style-name="P1">pain</text:p>
            </table:table-cell>
            <table:table-cell office:value-type="string" table:style-name="Table1.E1">
              <text:p text:style-name="P1">wrong</text:p>
            </table:table-cell>
          </table:table-row>
          <table:table-row table:style-name="Table1.1">
            <table:table-cell office:value-type="string" table:style-name="Table1.A1">
              <text:p text:style-name="P1">dancing</text:p>
            </table:table-cell>
            <table:table-cell office:value-type="string" table:style-name="Table1.A1">
              <text:p text:style-name="P1">night</text:p>
            </table:table-cell>
            <table:table-cell office:value-type="string" table:style-name="Table1.A1">
              <text:p text:style-name="P1">dawn</text:p>
            </table:table-cell>
            <table:table-cell office:value-type="string" table:style-name="Table1.A1">
              <text:p text:style-name="P1">time</text:p>
            </table:table-cell>
            <table:table-cell office:value-type="string" table:style-name="Table1.E1">
              <text:p text:style-name="P1">million</text:p>
            </table:table-cell>
          </table:table-row>
          <table:table-row table:style-name="Table1.1">
            <table:table-cell office:value-type="string" table:style-name="Table1.A1">
              <text:p text:style-name="P1">heart</text:p>
            </table:table-cell>
            <table:table-cell office:value-type="string" table:style-name="Table1.A1">
              <text:p text:style-name="P1">burning</text:p>
            </table:table-cell>
            <table:table-cell office:value-type="string" table:style-name="Table1.A1">
              <text:p text:style-name="P1">soul</text:p>
            </table:table-cell>
            <table:table-cell office:value-type="string" table:style-name="Table1.A1">
              <text:p text:style-name="P1">world</text:p>
            </table:table-cell>
            <table:table-cell office:value-type="string" table:style-name="Table1.E1">
              <text:p text:style-name="P1">boy</text:p>
            </table:table-cell>
          </table:table-row>
        </table:table>
        <text:h text:outline-level="1" text:style-name="P5">Personal Scoresheet</text:h>
        <table:table table:name="Table2" table:style-name="Table2">
          <table:table-column table:number-columns-repeated="1" table:style-name="Table2.A"/>
          <table:table-column table:number-columns-repeated="1" table:style-name="Table2.B"/>
          <table:table-column table:number-columns-repeated="1" table:style-name="Table2.C"/>
          <table:table-column table:number-columns-repeated="1" table:style-name="Table2.D"/>
          <table:table-column table:number-columns-repeated="1" table:style-name="Table2.A"/>
          <table:table-column table:number-columns-repeated="1" table:style-name="Table2.B"/>
          <table:table-column table:number-columns-repeated="1" table:style-name="Table2.G"/>
          <table:table-column table:number-columns-repeated="1" table:style-name="Table2.D"/>
          <table:table-header-rows>
            <table:table-row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A1">
                <text:p text:style-name="P6">Pts</text:p>
              </table:table-cell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H1">
                <text:p text:style-name="P6">Pts</text:p>
              </table:table-cell>
            </table:table-row>
          </table:table-header-rows>
          <table:table-row table:style-name="Table2.2">
            <table:table-cell office:value-type="string" table:style-name="Table2.A2">
              <text:p text:style-name="P4">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</table:table>
        <text:p text:style-name="Standard"/>
      </text:section>
      <text:section text:style-name="Sect1" text:name="Card">
        <text:h text:outline-level="1" text:style-name="P5">Eurovision Bingo</text:h>
        <text:p text:style-name="P2">Welcome to Eurovision Bingo! This game is based on the <text:span text:style-name="T2">scurrilous </text:span>allegation that all <text:span text:style-name="T3">sets of </text:span>Eurovision songs are basically the same. <text:span text:style-name="T6">A</text:span>ll of the non-trivial words from the songs of <text:span text:style-name="T5">2013 to 2017 </text:span>have been analysed, frequency-counted, pulped, mangled, squeezed, and turned into bingo cards, <text:span text:style-name="T5">with a range of common and less-common words, and a selection process to pick out “Eurovision-y” and easy-to-hear words</text:span>. <text:span text:style-name="T6">These cards should be suitable for use in any given year.</text:span></text:p>
        <text:p text:style-name="P2"/>
        <text:p text:style-name="P3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 <text:span text:style-name="T6">Those who claim to understand a song in a foreign language have the advantage of being able to start many arguments with fellow players about whether a given word is an exact translation ;-)</text:span></text:p>
        <text:p text:style-name="P3"/>
        <text:p text:style-name="P3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 table:style-name="Table1.1">
            <table:table-cell office:value-type="string" table:style-name="Table1.A1">
              <text:p text:style-name="P1">baby</text:p>
            </table:table-cell>
            <table:table-cell office:value-type="string" table:style-name="Table1.A1">
              <text:p text:style-name="P1">hide</text:p>
            </table:table-cell>
            <table:table-cell office:value-type="string" table:style-name="Table1.A1">
              <text:p text:style-name="P1">right</text:p>
            </table:table-cell>
            <table:table-cell office:value-type="string" table:style-name="Table1.A1">
              <text:p text:style-name="P1">bitter</text:p>
            </table:table-cell>
            <table:table-cell office:value-type="string" table:style-name="Table1.E1">
              <text:p text:style-name="P1">fear</text:p>
            </table:table-cell>
          </table:table-row>
          <table:table-row table:style-name="Table1.1">
            <table:table-cell office:value-type="string" table:style-name="Table1.A1">
              <text:p text:style-name="P1">faith</text:p>
            </table:table-cell>
            <table:table-cell office:value-type="string" table:style-name="Table1.A1">
              <text:p text:style-name="P1">good</text:p>
            </table:table-cell>
            <table:table-cell office:value-type="string" table:style-name="Table1.A1">
              <text:p text:style-name="P1">tonight</text:p>
            </table:table-cell>
            <table:table-cell office:value-type="string" table:style-name="Table1.A1">
              <text:p text:style-name="P1">goodbye</text:p>
            </table:table-cell>
            <table:table-cell office:value-type="string" table:style-name="Table1.E1">
              <text:p text:style-name="P1">never</text:p>
            </table:table-cell>
          </table:table-row>
          <table:table-row table:style-name="Table1.1">
            <table:table-cell office:value-type="string" table:style-name="Table1.A1">
              <text:p text:style-name="P1">breathe</text:p>
            </table:table-cell>
            <table:table-cell office:value-type="string" table:style-name="Table1.A1">
              <text:p text:style-name="P1">just</text:p>
            </table:table-cell>
            <table:table-cell office:value-type="string" table:style-name="Table1.A1">
              <text:p text:style-name="P1">LOVE</text:p>
            </table:table-cell>
            <table:table-cell office:value-type="string" table:style-name="Table1.A1">
              <text:p text:style-name="P1">fly</text:p>
            </table:table-cell>
            <table:table-cell office:value-type="string" table:style-name="Table1.E1">
              <text:p text:style-name="P1">day</text:p>
            </table:table-cell>
          </table:table-row>
          <table:table-row table:style-name="Table1.1">
            <table:table-cell office:value-type="string" table:style-name="Table1.A1">
              <text:p text:style-name="P1">home</text:p>
            </table:table-cell>
            <table:table-cell office:value-type="string" table:style-name="Table1.A1">
              <text:p text:style-name="P1">sky</text:p>
            </table:table-cell>
            <table:table-cell office:value-type="string" table:style-name="Table1.A1">
              <text:p text:style-name="P1">wind</text:p>
            </table:table-cell>
            <table:table-cell office:value-type="string" table:style-name="Table1.A1">
              <text:p text:style-name="P1">know</text:p>
            </table:table-cell>
            <table:table-cell office:value-type="string" table:style-name="Table1.E1">
              <text:p text:style-name="P1">peace</text:p>
            </table:table-cell>
          </table:table-row>
          <table:table-row table:style-name="Table1.1">
            <table:table-cell office:value-type="string" table:style-name="Table1.A1">
              <text:p text:style-name="P1">life</text:p>
            </table:table-cell>
            <table:table-cell office:value-type="string" table:style-name="Table1.A1">
              <text:p text:style-name="P1">space</text:p>
            </table:table-cell>
            <table:table-cell office:value-type="string" table:style-name="Table1.A1">
              <text:p text:style-name="P1">hard</text:p>
            </table:table-cell>
            <table:table-cell office:value-type="string" table:style-name="Table1.A1">
              <text:p text:style-name="P1">mind</text:p>
            </table:table-cell>
            <table:table-cell office:value-type="string" table:style-name="Table1.E1">
              <text:p text:style-name="P1">dark</text:p>
            </table:table-cell>
          </table:table-row>
        </table:table>
        <text:h text:outline-level="1" text:style-name="P5">Personal Scoresheet</text:h>
        <table:table table:name="Table2" table:style-name="Table2">
          <table:table-column table:number-columns-repeated="1" table:style-name="Table2.A"/>
          <table:table-column table:number-columns-repeated="1" table:style-name="Table2.B"/>
          <table:table-column table:number-columns-repeated="1" table:style-name="Table2.C"/>
          <table:table-column table:number-columns-repeated="1" table:style-name="Table2.D"/>
          <table:table-column table:number-columns-repeated="1" table:style-name="Table2.A"/>
          <table:table-column table:number-columns-repeated="1" table:style-name="Table2.B"/>
          <table:table-column table:number-columns-repeated="1" table:style-name="Table2.G"/>
          <table:table-column table:number-columns-repeated="1" table:style-name="Table2.D"/>
          <table:table-header-rows>
            <table:table-row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A1">
                <text:p text:style-name="P6">Pts</text:p>
              </table:table-cell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H1">
                <text:p text:style-name="P6">Pts</text:p>
              </table:table-cell>
            </table:table-row>
          </table:table-header-rows>
          <table:table-row table:style-name="Table2.2">
            <table:table-cell office:value-type="string" table:style-name="Table2.A2">
              <text:p text:style-name="P4">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</table:table>
        <text:p text:style-name="Standard"/>
      </text:section>
      <text:section text:style-name="Sect1" text:name="Card">
        <text:h text:outline-level="1" text:style-name="P5">Eurovision Bingo</text:h>
        <text:p text:style-name="P2">Welcome to Eurovision Bingo! This game is based on the <text:span text:style-name="T2">scurrilous </text:span>allegation that all <text:span text:style-name="T3">sets of </text:span>Eurovision songs are basically the same. <text:span text:style-name="T6">A</text:span>ll of the non-trivial words from the songs of <text:span text:style-name="T5">2013 to 2017 </text:span>have been analysed, frequency-counted, pulped, mangled, squeezed, and turned into bingo cards, <text:span text:style-name="T5">with a range of common and less-common words, and a selection process to pick out “Eurovision-y” and easy-to-hear words</text:span>. <text:span text:style-name="T6">These cards should be suitable for use in any given year.</text:span></text:p>
        <text:p text:style-name="P2"/>
        <text:p text:style-name="P3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 <text:span text:style-name="T6">Those who claim to understand a song in a foreign language have the advantage of being able to start many arguments with fellow players about whether a given word is an exact translation ;-)</text:span></text:p>
        <text:p text:style-name="P3"/>
        <text:p text:style-name="P3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 table:style-name="Table1.1">
            <table:table-cell office:value-type="string" table:style-name="Table1.A1">
              <text:p text:style-name="P1">eyes</text:p>
            </table:table-cell>
            <table:table-cell office:value-type="string" table:style-name="Table1.A1">
              <text:p text:style-name="P1">true</text:p>
            </table:table-cell>
            <table:table-cell office:value-type="string" table:style-name="Table1.A1">
              <text:p text:style-name="P1">life</text:p>
            </table:table-cell>
            <table:table-cell office:value-type="string" table:style-name="Table1.A1">
              <text:p text:style-name="P1">remember</text:p>
            </table:table-cell>
            <table:table-cell office:value-type="string" table:style-name="Table1.E1">
              <text:p text:style-name="P1">dream</text:p>
            </table:table-cell>
          </table:table-row>
          <table:table-row table:style-name="Table1.1">
            <table:table-cell office:value-type="string" table:style-name="Table1.A1">
              <text:p text:style-name="P1">kiss</text:p>
            </table:table-cell>
            <table:table-cell office:value-type="string" table:style-name="Table1.A1">
              <text:p text:style-name="P1">start</text:p>
            </table:table-cell>
            <table:table-cell office:value-type="string" table:style-name="Table1.A1">
              <text:p text:style-name="P1">night</text:p>
            </table:table-cell>
            <table:table-cell office:value-type="string" table:style-name="Table1.A1">
              <text:p text:style-name="P1">hand</text:p>
            </table:table-cell>
            <table:table-cell office:value-type="string" table:style-name="Table1.E1">
              <text:p text:style-name="P1">just</text:p>
            </table:table-cell>
          </table:table-row>
          <table:table-row table:style-name="Table1.1">
            <table:table-cell office:value-type="string" table:style-name="Table1.A1">
              <text:p text:style-name="P1">tears</text:p>
            </table:table-cell>
            <table:table-cell office:value-type="string" table:style-name="Table1.A1">
              <text:p text:style-name="P1">never</text:p>
            </table:table-cell>
            <table:table-cell office:value-type="string" table:style-name="Table1.A1">
              <text:p text:style-name="P1">LOVE</text:p>
            </table:table-cell>
            <table:table-cell office:value-type="string" table:style-name="Table1.A1">
              <text:p text:style-name="P1">fire</text:p>
            </table:table-cell>
            <table:table-cell office:value-type="string" table:style-name="Table1.E1">
              <text:p text:style-name="P1">world</text:p>
            </table:table-cell>
          </table:table-row>
          <table:table-row table:style-name="Table1.1">
            <table:table-cell office:value-type="string" table:style-name="Table1.A1">
              <text:p text:style-name="P1">feeling</text:p>
            </table:table-cell>
            <table:table-cell office:value-type="string" table:style-name="Table1.A1">
              <text:p text:style-name="P1">wrong</text:p>
            </table:table-cell>
            <table:table-cell office:value-type="string" table:style-name="Table1.A1">
              <text:p text:style-name="P1">rain</text:p>
            </table:table-cell>
            <table:table-cell office:value-type="string" table:style-name="Table1.A1">
              <text:p text:style-name="P1">light</text:p>
            </table:table-cell>
            <table:table-cell office:value-type="string" table:style-name="Table1.E1">
              <text:p text:style-name="P1">bright</text:p>
            </table:table-cell>
          </table:table-row>
          <table:table-row table:style-name="Table1.1">
            <table:table-cell office:value-type="string" table:style-name="Table1.A1">
              <text:p text:style-name="P1">right</text:p>
            </table:table-cell>
            <table:table-cell office:value-type="string" table:style-name="Table1.A1">
              <text:p text:style-name="P1">hurt</text:p>
            </table:table-cell>
            <table:table-cell office:value-type="string" table:style-name="Table1.A1">
              <text:p text:style-name="P1">believe</text:p>
            </table:table-cell>
            <table:table-cell office:value-type="string" table:style-name="Table1.A1">
              <text:p text:style-name="P1">tonight</text:p>
            </table:table-cell>
            <table:table-cell office:value-type="string" table:style-name="Table1.E1">
              <text:p text:style-name="P1">girl</text:p>
            </table:table-cell>
          </table:table-row>
        </table:table>
        <text:h text:outline-level="1" text:style-name="P5">Personal Scoresheet</text:h>
        <table:table table:name="Table2" table:style-name="Table2">
          <table:table-column table:number-columns-repeated="1" table:style-name="Table2.A"/>
          <table:table-column table:number-columns-repeated="1" table:style-name="Table2.B"/>
          <table:table-column table:number-columns-repeated="1" table:style-name="Table2.C"/>
          <table:table-column table:number-columns-repeated="1" table:style-name="Table2.D"/>
          <table:table-column table:number-columns-repeated="1" table:style-name="Table2.A"/>
          <table:table-column table:number-columns-repeated="1" table:style-name="Table2.B"/>
          <table:table-column table:number-columns-repeated="1" table:style-name="Table2.G"/>
          <table:table-column table:number-columns-repeated="1" table:style-name="Table2.D"/>
          <table:table-header-rows>
            <table:table-row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A1">
                <text:p text:style-name="P6">Pts</text:p>
              </table:table-cell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H1">
                <text:p text:style-name="P6">Pts</text:p>
              </table:table-cell>
            </table:table-row>
          </table:table-header-rows>
          <table:table-row table:style-name="Table2.2">
            <table:table-cell office:value-type="string" table:style-name="Table2.A2">
              <text:p text:style-name="P4">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</table:table>
        <text:p text:style-name="Standard"/>
      </text:section>
      <text:section text:style-name="Sect1" text:name="Card">
        <text:h text:outline-level="1" text:style-name="P5">Eurovision Bingo</text:h>
        <text:p text:style-name="P2">Welcome to Eurovision Bingo! This game is based on the <text:span text:style-name="T2">scurrilous </text:span>allegation that all <text:span text:style-name="T3">sets of </text:span>Eurovision songs are basically the same. <text:span text:style-name="T6">A</text:span>ll of the non-trivial words from the songs of <text:span text:style-name="T5">2013 to 2017 </text:span>have been analysed, frequency-counted, pulped, mangled, squeezed, and turned into bingo cards, <text:span text:style-name="T5">with a range of common and less-common words, and a selection process to pick out “Eurovision-y” and easy-to-hear words</text:span>. <text:span text:style-name="T6">These cards should be suitable for use in any given year.</text:span></text:p>
        <text:p text:style-name="P2"/>
        <text:p text:style-name="P3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 <text:span text:style-name="T6">Those who claim to understand a song in a foreign language have the advantage of being able to start many arguments with fellow players about whether a given word is an exact translation ;-)</text:span></text:p>
        <text:p text:style-name="P3"/>
        <text:p text:style-name="P3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 table:style-name="Table1.1">
            <table:table-cell office:value-type="string" table:style-name="Table1.A1">
              <text:p text:style-name="P1">hold</text:p>
            </table:table-cell>
            <table:table-cell office:value-type="string" table:style-name="Table1.A1">
              <text:p text:style-name="P1">game</text:p>
            </table:table-cell>
            <table:table-cell office:value-type="string" table:style-name="Table1.A1">
              <text:p text:style-name="P1">let</text:p>
            </table:table-cell>
            <table:table-cell office:value-type="string" table:style-name="Table1.A1">
              <text:p text:style-name="P1">storm</text:p>
            </table:table-cell>
            <table:table-cell office:value-type="string" table:style-name="Table1.E1">
              <text:p text:style-name="P1">head</text:p>
            </table:table-cell>
          </table:table-row>
          <table:table-row table:style-name="Table1.1">
            <table:table-cell office:value-type="string" table:style-name="Table1.A1">
              <text:p text:style-name="P1">door</text:p>
            </table:table-cell>
            <table:table-cell office:value-type="string" table:style-name="Table1.A1">
              <text:p text:style-name="P1">change</text:p>
            </table:table-cell>
            <table:table-cell office:value-type="string" table:style-name="Table1.A1">
              <text:p text:style-name="P1">mind</text:p>
            </table:table-cell>
            <table:table-cell office:value-type="string" table:style-name="Table1.A1">
              <text:p text:style-name="P1">crazy</text:p>
            </table:table-cell>
            <table:table-cell office:value-type="string" table:style-name="Table1.E1">
              <text:p text:style-name="P1">know</text:p>
            </table:table-cell>
          </table:table-row>
          <table:table-row table:style-name="Table1.1">
            <table:table-cell office:value-type="string" table:style-name="Table1.A1">
              <text:p text:style-name="P1">song</text:p>
            </table:table-cell>
            <table:table-cell office:value-type="string" table:style-name="Table1.A1">
              <text:p text:style-name="P1">time</text:p>
            </table:table-cell>
            <table:table-cell office:value-type="string" table:style-name="Table1.A1">
              <text:p text:style-name="P1">LOVE</text:p>
            </table:table-cell>
            <table:table-cell office:value-type="string" table:style-name="Table1.A1">
              <text:p text:style-name="P1">sun</text:p>
            </table:table-cell>
            <table:table-cell office:value-type="string" table:style-name="Table1.E1">
              <text:p text:style-name="P1">sky</text:p>
            </table:table-cell>
          </table:table-row>
          <table:table-row table:style-name="Table1.1">
            <table:table-cell office:value-type="string" table:style-name="Table1.A1">
              <text:p text:style-name="P1">alive</text:p>
            </table:table-cell>
            <table:table-cell office:value-type="string" table:style-name="Table1.A1">
              <text:p text:style-name="P1">baby</text:p>
            </table:table-cell>
            <table:table-cell office:value-type="string" table:style-name="Table1.A1">
              <text:p text:style-name="P1">tomorrow</text:p>
            </table:table-cell>
            <table:table-cell office:value-type="string" table:style-name="Table1.A1">
              <text:p text:style-name="P1">feel</text:p>
            </table:table-cell>
            <table:table-cell office:value-type="string" table:style-name="Table1.E1">
              <text:p text:style-name="P1">today</text:p>
            </table:table-cell>
          </table:table-row>
          <table:table-row table:style-name="Table1.1">
            <table:table-cell office:value-type="string" table:style-name="Table1.A1">
              <text:p text:style-name="P1">heart</text:p>
            </table:table-cell>
            <table:table-cell office:value-type="string" table:style-name="Table1.A1">
              <text:p text:style-name="P1">road</text:p>
            </table:table-cell>
            <table:table-cell office:value-type="string" table:style-name="Table1.A1">
              <text:p text:style-name="P1">stars</text:p>
            </table:table-cell>
            <table:table-cell office:value-type="string" table:style-name="Table1.A1">
              <text:p text:style-name="P1">day</text:p>
            </table:table-cell>
            <table:table-cell office:value-type="string" table:style-name="Table1.E1">
              <text:p text:style-name="P1">forget</text:p>
            </table:table-cell>
          </table:table-row>
        </table:table>
        <text:h text:outline-level="1" text:style-name="P5">Personal Scoresheet</text:h>
        <table:table table:name="Table2" table:style-name="Table2">
          <table:table-column table:number-columns-repeated="1" table:style-name="Table2.A"/>
          <table:table-column table:number-columns-repeated="1" table:style-name="Table2.B"/>
          <table:table-column table:number-columns-repeated="1" table:style-name="Table2.C"/>
          <table:table-column table:number-columns-repeated="1" table:style-name="Table2.D"/>
          <table:table-column table:number-columns-repeated="1" table:style-name="Table2.A"/>
          <table:table-column table:number-columns-repeated="1" table:style-name="Table2.B"/>
          <table:table-column table:number-columns-repeated="1" table:style-name="Table2.G"/>
          <table:table-column table:number-columns-repeated="1" table:style-name="Table2.D"/>
          <table:table-header-rows>
            <table:table-row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A1">
                <text:p text:style-name="P6">Pts</text:p>
              </table:table-cell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H1">
                <text:p text:style-name="P6">Pts</text:p>
              </table:table-cell>
            </table:table-row>
          </table:table-header-rows>
          <table:table-row table:style-name="Table2.2">
            <table:table-cell office:value-type="string" table:style-name="Table2.A2">
              <text:p text:style-name="P4">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</table:table>
        <text:p text:style-name="Standard"/>
      </text:section>
      <text:section text:style-name="Sect1" text:name="Card">
        <text:h text:outline-level="1" text:style-name="P5">Eurovision Bingo</text:h>
        <text:p text:style-name="P2">Welcome to Eurovision Bingo! This game is based on the <text:span text:style-name="T2">scurrilous </text:span>allegation that all <text:span text:style-name="T3">sets of </text:span>Eurovision songs are basically the same. <text:span text:style-name="T6">A</text:span>ll of the non-trivial words from the songs of <text:span text:style-name="T5">2013 to 2017 </text:span>have been analysed, frequency-counted, pulped, mangled, squeezed, and turned into bingo cards, <text:span text:style-name="T5">with a range of common and less-common words, and a selection process to pick out “Eurovision-y” and easy-to-hear words</text:span>. <text:span text:style-name="T6">These cards should be suitable for use in any given year.</text:span></text:p>
        <text:p text:style-name="P2"/>
        <text:p text:style-name="P3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 <text:span text:style-name="T6">Those who claim to understand a song in a foreign language have the advantage of being able to start many arguments with fellow players about whether a given word is an exact translation ;-)</text:span></text:p>
        <text:p text:style-name="P3"/>
        <text:p text:style-name="P3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 table:style-name="Table1.1">
            <table:table-cell office:value-type="string" table:style-name="Table1.A1">
              <text:p text:style-name="P1">wrong</text:p>
            </table:table-cell>
            <table:table-cell office:value-type="string" table:style-name="Table1.A1">
              <text:p text:style-name="P1">dawn</text:p>
            </table:table-cell>
            <table:table-cell office:value-type="string" table:style-name="Table1.A1">
              <text:p text:style-name="P1">heart</text:p>
            </table:table-cell>
            <table:table-cell office:value-type="string" table:style-name="Table1.A1">
              <text:p text:style-name="P1">storm</text:p>
            </table:table-cell>
            <table:table-cell office:value-type="string" table:style-name="Table1.E1">
              <text:p text:style-name="P1">home</text:p>
            </table:table-cell>
          </table:table-row>
          <table:table-row table:style-name="Table1.1">
            <table:table-cell office:value-type="string" table:style-name="Table1.A1">
              <text:p text:style-name="P1">road</text:p>
            </table:table-cell>
            <table:table-cell office:value-type="string" table:style-name="Table1.A1">
              <text:p text:style-name="P1">good</text:p>
            </table:table-cell>
            <table:table-cell office:value-type="string" table:style-name="Table1.A1">
              <text:p text:style-name="P1">hold</text:p>
            </table:table-cell>
            <table:table-cell office:value-type="string" table:style-name="Table1.A1">
              <text:p text:style-name="P1">boy</text:p>
            </table:table-cell>
            <table:table-cell office:value-type="string" table:style-name="Table1.E1">
              <text:p text:style-name="P1">right</text:p>
            </table:table-cell>
          </table:table-row>
          <table:table-row table:style-name="Table1.1">
            <table:table-cell office:value-type="string" table:style-name="Table1.A1">
              <text:p text:style-name="P1">wind</text:p>
            </table:table-cell>
            <table:table-cell office:value-type="string" table:style-name="Table1.A1">
              <text:p text:style-name="P1">light</text:p>
            </table:table-cell>
            <table:table-cell office:value-type="string" table:style-name="Table1.A1">
              <text:p text:style-name="P1">LOVE</text:p>
            </table:table-cell>
            <table:table-cell office:value-type="string" table:style-name="Table1.A1">
              <text:p text:style-name="P1">sun</text:p>
            </table:table-cell>
            <table:table-cell office:value-type="string" table:style-name="Table1.E1">
              <text:p text:style-name="P1">tonight</text:p>
            </table:table-cell>
          </table:table-row>
          <table:table-row table:style-name="Table1.1">
            <table:table-cell office:value-type="string" table:style-name="Table1.A1">
              <text:p text:style-name="P1">change</text:p>
            </table:table-cell>
            <table:table-cell office:value-type="string" table:style-name="Table1.A1">
              <text:p text:style-name="P1">world</text:p>
            </table:table-cell>
            <table:table-cell office:value-type="string" table:style-name="Table1.A1">
              <text:p text:style-name="P1">forget</text:p>
            </table:table-cell>
            <table:table-cell office:value-type="string" table:style-name="Table1.A1">
              <text:p text:style-name="P1">know</text:p>
            </table:table-cell>
            <table:table-cell office:value-type="string" table:style-name="Table1.E1">
              <text:p text:style-name="P1">sweet</text:p>
            </table:table-cell>
          </table:table-row>
          <table:table-row table:style-name="Table1.1">
            <table:table-cell office:value-type="string" table:style-name="Table1.A1">
              <text:p text:style-name="P1">feel</text:p>
            </table:table-cell>
            <table:table-cell office:value-type="string" table:style-name="Table1.A1">
              <text:p text:style-name="P1">today</text:p>
            </table:table-cell>
            <table:table-cell office:value-type="string" table:style-name="Table1.A1">
              <text:p text:style-name="P1">beautiful</text:p>
            </table:table-cell>
            <table:table-cell office:value-type="string" table:style-name="Table1.A1">
              <text:p text:style-name="P1">baby</text:p>
            </table:table-cell>
            <table:table-cell office:value-type="string" table:style-name="Table1.E1">
              <text:p text:style-name="P1">lies</text:p>
            </table:table-cell>
          </table:table-row>
        </table:table>
        <text:h text:outline-level="1" text:style-name="P5">Personal Scoresheet</text:h>
        <table:table table:name="Table2" table:style-name="Table2">
          <table:table-column table:number-columns-repeated="1" table:style-name="Table2.A"/>
          <table:table-column table:number-columns-repeated="1" table:style-name="Table2.B"/>
          <table:table-column table:number-columns-repeated="1" table:style-name="Table2.C"/>
          <table:table-column table:number-columns-repeated="1" table:style-name="Table2.D"/>
          <table:table-column table:number-columns-repeated="1" table:style-name="Table2.A"/>
          <table:table-column table:number-columns-repeated="1" table:style-name="Table2.B"/>
          <table:table-column table:number-columns-repeated="1" table:style-name="Table2.G"/>
          <table:table-column table:number-columns-repeated="1" table:style-name="Table2.D"/>
          <table:table-header-rows>
            <table:table-row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A1">
                <text:p text:style-name="P6">Pts</text:p>
              </table:table-cell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H1">
                <text:p text:style-name="P6">Pts</text:p>
              </table:table-cell>
            </table:table-row>
          </table:table-header-rows>
          <table:table-row table:style-name="Table2.2">
            <table:table-cell office:value-type="string" table:style-name="Table2.A2">
              <text:p text:style-name="P4">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</table:table>
        <text:p text:style-name="Standard"/>
      </text:section>
      <text:section text:style-name="Sect1" text:name="Card">
        <text:h text:outline-level="1" text:style-name="P5">Eurovision Bingo</text:h>
        <text:p text:style-name="P2">Welcome to Eurovision Bingo! This game is based on the <text:span text:style-name="T2">scurrilous </text:span>allegation that all <text:span text:style-name="T3">sets of </text:span>Eurovision songs are basically the same. <text:span text:style-name="T6">A</text:span>ll of the non-trivial words from the songs of <text:span text:style-name="T5">2013 to 2017 </text:span>have been analysed, frequency-counted, pulped, mangled, squeezed, and turned into bingo cards, <text:span text:style-name="T5">with a range of common and less-common words, and a selection process to pick out “Eurovision-y” and easy-to-hear words</text:span>. <text:span text:style-name="T6">These cards should be suitable for use in any given year.</text:span></text:p>
        <text:p text:style-name="P2"/>
        <text:p text:style-name="P3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 <text:span text:style-name="T6">Those who claim to understand a song in a foreign language have the advantage of being able to start many arguments with fellow players about whether a given word is an exact translation ;-)</text:span></text:p>
        <text:p text:style-name="P3"/>
        <text:p text:style-name="P3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 table:style-name="Table1.1">
            <table:table-cell office:value-type="string" table:style-name="Table1.A1">
              <text:p text:style-name="P1">night</text:p>
            </table:table-cell>
            <table:table-cell office:value-type="string" table:style-name="Table1.A1">
              <text:p text:style-name="P1">song</text:p>
            </table:table-cell>
            <table:table-cell office:value-type="string" table:style-name="Table1.A1">
              <text:p text:style-name="P1">life</text:p>
            </table:table-cell>
            <table:table-cell office:value-type="string" table:style-name="Table1.A1">
              <text:p text:style-name="P1">bitter</text:p>
            </table:table-cell>
            <table:table-cell office:value-type="string" table:style-name="Table1.E1">
              <text:p text:style-name="P1">head</text:p>
            </table:table-cell>
          </table:table-row>
          <table:table-row table:style-name="Table1.1">
            <table:table-cell office:value-type="string" table:style-name="Table1.A1">
              <text:p text:style-name="P1">free</text:p>
            </table:table-cell>
            <table:table-cell office:value-type="string" table:style-name="Table1.A1">
              <text:p text:style-name="P1">start</text:p>
            </table:table-cell>
            <table:table-cell office:value-type="string" table:style-name="Table1.A1">
              <text:p text:style-name="P1">mind</text:p>
            </table:table-cell>
            <table:table-cell office:value-type="string" table:style-name="Table1.A1">
              <text:p text:style-name="P1">game</text:p>
            </table:table-cell>
            <table:table-cell office:value-type="string" table:style-name="Table1.E1">
              <text:p text:style-name="P1">let</text:p>
            </table:table-cell>
          </table:table-row>
          <table:table-row table:style-name="Table1.1">
            <table:table-cell office:value-type="string" table:style-name="Table1.A1">
              <text:p text:style-name="P1">hand</text:p>
            </table:table-cell>
            <table:table-cell office:value-type="string" table:style-name="Table1.A1">
              <text:p text:style-name="P1">time</text:p>
            </table:table-cell>
            <table:table-cell office:value-type="string" table:style-name="Table1.A1">
              <text:p text:style-name="P1">LOVE</text:p>
            </table:table-cell>
            <table:table-cell office:value-type="string" table:style-name="Table1.A1">
              <text:p text:style-name="P1">falling</text:p>
            </table:table-cell>
            <table:table-cell office:value-type="string" table:style-name="Table1.E1">
              <text:p text:style-name="P1">sky</text:p>
            </table:table-cell>
          </table:table-row>
          <table:table-row table:style-name="Table1.1">
            <table:table-cell office:value-type="string" table:style-name="Table1.A1">
              <text:p text:style-name="P1">alive</text:p>
            </table:table-cell>
            <table:table-cell office:value-type="string" table:style-name="Table1.A1">
              <text:p text:style-name="P1">day</text:p>
            </table:table-cell>
            <table:table-cell office:value-type="string" table:style-name="Table1.A1">
              <text:p text:style-name="P1">dark</text:p>
            </table:table-cell>
            <table:table-cell office:value-type="string" table:style-name="Table1.A1">
              <text:p text:style-name="P1">just</text:p>
            </table:table-cell>
            <table:table-cell office:value-type="string" table:style-name="Table1.E1">
              <text:p text:style-name="P1">bright</text:p>
            </table:table-cell>
          </table:table-row>
          <table:table-row table:style-name="Table1.1">
            <table:table-cell office:value-type="string" table:style-name="Table1.A1">
              <text:p text:style-name="P1">never</text:p>
            </table:table-cell>
            <table:table-cell office:value-type="string" table:style-name="Table1.A1">
              <text:p text:style-name="P1">space</text:p>
            </table:table-cell>
            <table:table-cell office:value-type="string" table:style-name="Table1.A1">
              <text:p text:style-name="P1">stars</text:p>
            </table:table-cell>
            <table:table-cell office:value-type="string" table:style-name="Table1.A1">
              <text:p text:style-name="P1">eyes</text:p>
            </table:table-cell>
            <table:table-cell office:value-type="string" table:style-name="Table1.E1">
              <text:p text:style-name="P1">true</text:p>
            </table:table-cell>
          </table:table-row>
        </table:table>
        <text:h text:outline-level="1" text:style-name="P5">Personal Scoresheet</text:h>
        <table:table table:name="Table2" table:style-name="Table2">
          <table:table-column table:number-columns-repeated="1" table:style-name="Table2.A"/>
          <table:table-column table:number-columns-repeated="1" table:style-name="Table2.B"/>
          <table:table-column table:number-columns-repeated="1" table:style-name="Table2.C"/>
          <table:table-column table:number-columns-repeated="1" table:style-name="Table2.D"/>
          <table:table-column table:number-columns-repeated="1" table:style-name="Table2.A"/>
          <table:table-column table:number-columns-repeated="1" table:style-name="Table2.B"/>
          <table:table-column table:number-columns-repeated="1" table:style-name="Table2.G"/>
          <table:table-column table:number-columns-repeated="1" table:style-name="Table2.D"/>
          <table:table-header-rows>
            <table:table-row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A1">
                <text:p text:style-name="P6">Pts</text:p>
              </table:table-cell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H1">
                <text:p text:style-name="P6">Pts</text:p>
              </table:table-cell>
            </table:table-row>
          </table:table-header-rows>
          <table:table-row table:style-name="Table2.2">
            <table:table-cell office:value-type="string" table:style-name="Table2.A2">
              <text:p text:style-name="P4">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</table:table>
        <text:p text:style-name="Standard"/>
      </text:section>
      <text:section text:style-name="Sect1" text:name="Card">
        <text:h text:outline-level="1" text:style-name="P5">Eurovision Bingo</text:h>
        <text:p text:style-name="P2">Welcome to Eurovision Bingo! This game is based on the <text:span text:style-name="T2">scurrilous </text:span>allegation that all <text:span text:style-name="T3">sets of </text:span>Eurovision songs are basically the same. <text:span text:style-name="T6">A</text:span>ll of the non-trivial words from the songs of <text:span text:style-name="T5">2013 to 2017 </text:span>have been analysed, frequency-counted, pulped, mangled, squeezed, and turned into bingo cards, <text:span text:style-name="T5">with a range of common and less-common words, and a selection process to pick out “Eurovision-y” and easy-to-hear words</text:span>. <text:span text:style-name="T6">These cards should be suitable for use in any given year.</text:span></text:p>
        <text:p text:style-name="P2"/>
        <text:p text:style-name="P3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 <text:span text:style-name="T6">Those who claim to understand a song in a foreign language have the advantage of being able to start many arguments with fellow players about whether a given word is an exact translation ;-)</text:span></text:p>
        <text:p text:style-name="P3"/>
        <text:p text:style-name="P3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 table:style-name="Table1.1">
            <table:table-cell office:value-type="string" table:style-name="Table1.A1">
              <text:p text:style-name="P1">wrong</text:p>
            </table:table-cell>
            <table:table-cell office:value-type="string" table:style-name="Table1.A1">
              <text:p text:style-name="P1">rain</text:p>
            </table:table-cell>
            <table:table-cell office:value-type="string" table:style-name="Table1.A1">
              <text:p text:style-name="P1">right</text:p>
            </table:table-cell>
            <table:table-cell office:value-type="string" table:style-name="Table1.A1">
              <text:p text:style-name="P1">door</text:p>
            </table:table-cell>
            <table:table-cell office:value-type="string" table:style-name="Table1.E1">
              <text:p text:style-name="P1">fear</text:p>
            </table:table-cell>
          </table:table-row>
          <table:table-row table:style-name="Table1.1">
            <table:table-cell office:value-type="string" table:style-name="Table1.A1">
              <text:p text:style-name="P1">story</text:p>
            </table:table-cell>
            <table:table-cell office:value-type="string" table:style-name="Table1.A1">
              <text:p text:style-name="P1">fly</text:p>
            </table:table-cell>
            <table:table-cell office:value-type="string" table:style-name="Table1.A1">
              <text:p text:style-name="P1">night</text:p>
            </table:table-cell>
            <table:table-cell office:value-type="string" table:style-name="Table1.A1">
              <text:p text:style-name="P1">girl</text:p>
            </table:table-cell>
            <table:table-cell office:value-type="string" table:style-name="Table1.E1">
              <text:p text:style-name="P1">just</text:p>
            </table:table-cell>
          </table:table-row>
          <table:table-row table:style-name="Table1.1">
            <table:table-cell office:value-type="string" table:style-name="Table1.A1">
              <text:p text:style-name="P1">breathe</text:p>
            </table:table-cell>
            <table:table-cell office:value-type="string" table:style-name="Table1.A1">
              <text:p text:style-name="P1">never</text:p>
            </table:table-cell>
            <table:table-cell office:value-type="string" table:style-name="Table1.A1">
              <text:p text:style-name="P1">LOVE</text:p>
            </table:table-cell>
            <table:table-cell office:value-type="string" table:style-name="Table1.A1">
              <text:p text:style-name="P1">pain</text:p>
            </table:table-cell>
            <table:table-cell office:value-type="string" table:style-name="Table1.E1">
              <text:p text:style-name="P1">sky</text:p>
            </table:table-cell>
          </table:table-row>
          <table:table-row table:style-name="Table1.1">
            <table:table-cell office:value-type="string" table:style-name="Table1.A1">
              <text:p text:style-name="P1">believe</text:p>
            </table:table-cell>
            <table:table-cell office:value-type="string" table:style-name="Table1.A1">
              <text:p text:style-name="P1">world</text:p>
            </table:table-cell>
            <table:table-cell office:value-type="string" table:style-name="Table1.A1">
              <text:p text:style-name="P1">crazy</text:p>
            </table:table-cell>
            <table:table-cell office:value-type="string" table:style-name="Table1.A1">
              <text:p text:style-name="P1">let</text:p>
            </table:table-cell>
            <table:table-cell office:value-type="string" table:style-name="Table1.E1">
              <text:p text:style-name="P1">faith</text:p>
            </table:table-cell>
          </table:table-row>
          <table:table-row table:style-name="Table1.1">
            <table:table-cell office:value-type="string" table:style-name="Table1.A1">
              <text:p text:style-name="P1">life</text:p>
            </table:table-cell>
            <table:table-cell office:value-type="string" table:style-name="Table1.A1">
              <text:p text:style-name="P1">million</text:p>
            </table:table-cell>
            <table:table-cell office:value-type="string" table:style-name="Table1.A1">
              <text:p text:style-name="P1">soul</text:p>
            </table:table-cell>
            <table:table-cell office:value-type="string" table:style-name="Table1.A1">
              <text:p text:style-name="P1">day</text:p>
            </table:table-cell>
            <table:table-cell office:value-type="string" table:style-name="Table1.E1">
              <text:p text:style-name="P1">black</text:p>
            </table:table-cell>
          </table:table-row>
        </table:table>
        <text:h text:outline-level="1" text:style-name="P5">Personal Scoresheet</text:h>
        <table:table table:name="Table2" table:style-name="Table2">
          <table:table-column table:number-columns-repeated="1" table:style-name="Table2.A"/>
          <table:table-column table:number-columns-repeated="1" table:style-name="Table2.B"/>
          <table:table-column table:number-columns-repeated="1" table:style-name="Table2.C"/>
          <table:table-column table:number-columns-repeated="1" table:style-name="Table2.D"/>
          <table:table-column table:number-columns-repeated="1" table:style-name="Table2.A"/>
          <table:table-column table:number-columns-repeated="1" table:style-name="Table2.B"/>
          <table:table-column table:number-columns-repeated="1" table:style-name="Table2.G"/>
          <table:table-column table:number-columns-repeated="1" table:style-name="Table2.D"/>
          <table:table-header-rows>
            <table:table-row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A1">
                <text:p text:style-name="P6">Pts</text:p>
              </table:table-cell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H1">
                <text:p text:style-name="P6">Pts</text:p>
              </table:table-cell>
            </table:table-row>
          </table:table-header-rows>
          <table:table-row table:style-name="Table2.2">
            <table:table-cell office:value-type="string" table:style-name="Table2.A2">
              <text:p text:style-name="P4">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</table:table>
        <text:p text:style-name="Standard"/>
      </text:section>
      <text:section text:style-name="Sect1" text:name="Card">
        <text:h text:outline-level="1" text:style-name="P5">Eurovision Bingo</text:h>
        <text:p text:style-name="P2">Welcome to Eurovision Bingo! This game is based on the <text:span text:style-name="T2">scurrilous </text:span>allegation that all <text:span text:style-name="T3">sets of </text:span>Eurovision songs are basically the same. <text:span text:style-name="T6">A</text:span>ll of the non-trivial words from the songs of <text:span text:style-name="T5">2013 to 2017 </text:span>have been analysed, frequency-counted, pulped, mangled, squeezed, and turned into bingo cards, <text:span text:style-name="T5">with a range of common and less-common words, and a selection process to pick out “Eurovision-y” and easy-to-hear words</text:span>. <text:span text:style-name="T6">These cards should be suitable for use in any given year.</text:span></text:p>
        <text:p text:style-name="P2"/>
        <text:p text:style-name="P3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 <text:span text:style-name="T6">Those who claim to understand a song in a foreign language have the advantage of being able to start many arguments with fellow players about whether a given word is an exact translation ;-)</text:span></text:p>
        <text:p text:style-name="P3"/>
        <text:p text:style-name="P3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 table:style-name="Table1.1">
            <table:table-cell office:value-type="string" table:style-name="Table1.A1">
              <text:p text:style-name="P1">mind</text:p>
            </table:table-cell>
            <table:table-cell office:value-type="string" table:style-name="Table1.A1">
              <text:p text:style-name="P1">lonely</text:p>
            </table:table-cell>
            <table:table-cell office:value-type="string" table:style-name="Table1.A1">
              <text:p text:style-name="P1">feel</text:p>
            </table:table-cell>
            <table:table-cell office:value-type="string" table:style-name="Table1.A1">
              <text:p text:style-name="P1">cry</text:p>
            </table:table-cell>
            <table:table-cell office:value-type="string" table:style-name="Table1.E1">
              <text:p text:style-name="P1">dancing</text:p>
            </table:table-cell>
          </table:table-row>
          <table:table-row table:style-name="Table1.1">
            <table:table-cell office:value-type="string" table:style-name="Table1.A1">
              <text:p text:style-name="P1">remember</text:p>
            </table:table-cell>
            <table:table-cell office:value-type="string" table:style-name="Table1.A1">
              <text:p text:style-name="P1">feeling</text:p>
            </table:table-cell>
            <table:table-cell office:value-type="string" table:style-name="Table1.A1">
              <text:p text:style-name="P1">eyes</text:p>
            </table:table-cell>
            <table:table-cell office:value-type="string" table:style-name="Table1.A1">
              <text:p text:style-name="P1">tears</text:p>
            </table:table-cell>
            <table:table-cell office:value-type="string" table:style-name="Table1.E1">
              <text:p text:style-name="P1">light</text:p>
            </table:table-cell>
          </table:table-row>
          <table:table-row table:style-name="Table1.1">
            <table:table-cell office:value-type="string" table:style-name="Table1.A1">
              <text:p text:style-name="P1">tomorrow</text:p>
            </table:table-cell>
            <table:table-cell office:value-type="string" table:style-name="Table1.A1">
              <text:p text:style-name="P1">time</text:p>
            </table:table-cell>
            <table:table-cell office:value-type="string" table:style-name="Table1.A1">
              <text:p text:style-name="P1">LOVE</text:p>
            </table:table-cell>
            <table:table-cell office:value-type="string" table:style-name="Table1.A1">
              <text:p text:style-name="P1">hard</text:p>
            </table:table-cell>
            <table:table-cell office:value-type="string" table:style-name="Table1.E1">
              <text:p text:style-name="P1">tonight</text:p>
            </table:table-cell>
          </table:table-row>
          <table:table-row table:style-name="Table1.1">
            <table:table-cell office:value-type="string" table:style-name="Table1.A1">
              <text:p text:style-name="P1">fire</text:p>
            </table:table-cell>
            <table:table-cell office:value-type="string" table:style-name="Table1.A1">
              <text:p text:style-name="P1">baby</text:p>
            </table:table-cell>
            <table:table-cell office:value-type="string" table:style-name="Table1.A1">
              <text:p text:style-name="P1">hide</text:p>
            </table:table-cell>
            <table:table-cell office:value-type="string" table:style-name="Table1.A1">
              <text:p text:style-name="P1">know</text:p>
            </table:table-cell>
            <table:table-cell office:value-type="string" table:style-name="Table1.E1">
              <text:p text:style-name="P1">burning</text:p>
            </table:table-cell>
          </table:table-row>
          <table:table-row table:style-name="Table1.1">
            <table:table-cell office:value-type="string" table:style-name="Table1.A1">
              <text:p text:style-name="P1">heart</text:p>
            </table:table-cell>
            <table:table-cell office:value-type="string" table:style-name="Table1.A1">
              <text:p text:style-name="P1">truth</text:p>
            </table:table-cell>
            <table:table-cell office:value-type="string" table:style-name="Table1.A1">
              <text:p text:style-name="P1">dream</text:p>
            </table:table-cell>
            <table:table-cell office:value-type="string" table:style-name="Table1.A1">
              <text:p text:style-name="P1">hold</text:p>
            </table:table-cell>
            <table:table-cell office:value-type="string" table:style-name="Table1.E1">
              <text:p text:style-name="P1">goodbye</text:p>
            </table:table-cell>
          </table:table-row>
        </table:table>
        <text:h text:outline-level="1" text:style-name="P5">Personal Scoresheet</text:h>
        <table:table table:name="Table2" table:style-name="Table2">
          <table:table-column table:number-columns-repeated="1" table:style-name="Table2.A"/>
          <table:table-column table:number-columns-repeated="1" table:style-name="Table2.B"/>
          <table:table-column table:number-columns-repeated="1" table:style-name="Table2.C"/>
          <table:table-column table:number-columns-repeated="1" table:style-name="Table2.D"/>
          <table:table-column table:number-columns-repeated="1" table:style-name="Table2.A"/>
          <table:table-column table:number-columns-repeated="1" table:style-name="Table2.B"/>
          <table:table-column table:number-columns-repeated="1" table:style-name="Table2.G"/>
          <table:table-column table:number-columns-repeated="1" table:style-name="Table2.D"/>
          <table:table-header-rows>
            <table:table-row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A1">
                <text:p text:style-name="P6">Pts</text:p>
              </table:table-cell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H1">
                <text:p text:style-name="P6">Pts</text:p>
              </table:table-cell>
            </table:table-row>
          </table:table-header-rows>
          <table:table-row table:style-name="Table2.2">
            <table:table-cell office:value-type="string" table:style-name="Table2.A2">
              <text:p text:style-name="P4">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</table:table>
        <text:p text:style-name="Standard"/>
      </text:section>
      <text:section text:style-name="Sect1" text:name="Card">
        <text:h text:outline-level="1" text:style-name="P5">Eurovision Bingo</text:h>
        <text:p text:style-name="P2">Welcome to Eurovision Bingo! This game is based on the <text:span text:style-name="T2">scurrilous </text:span>allegation that all <text:span text:style-name="T3">sets of </text:span>Eurovision songs are basically the same. <text:span text:style-name="T6">A</text:span>ll of the non-trivial words from the songs of <text:span text:style-name="T5">2013 to 2017 </text:span>have been analysed, frequency-counted, pulped, mangled, squeezed, and turned into bingo cards, <text:span text:style-name="T5">with a range of common and less-common words, and a selection process to pick out “Eurovision-y” and easy-to-hear words</text:span>. <text:span text:style-name="T6">These cards should be suitable for use in any given year.</text:span></text:p>
        <text:p text:style-name="P2"/>
        <text:p text:style-name="P3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 <text:span text:style-name="T6">Those who claim to understand a song in a foreign language have the advantage of being able to start many arguments with fellow players about whether a given word is an exact translation ;-)</text:span></text:p>
        <text:p text:style-name="P3"/>
        <text:p text:style-name="P3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 table:style-name="Table1.1">
            <table:table-cell office:value-type="string" table:style-name="Table1.A1">
              <text:p text:style-name="P1">night</text:p>
            </table:table-cell>
            <table:table-cell office:value-type="string" table:style-name="Table1.A1">
              <text:p text:style-name="P1">lies</text:p>
            </table:table-cell>
            <table:table-cell office:value-type="string" table:style-name="Table1.A1">
              <text:p text:style-name="P1">right</text:p>
            </table:table-cell>
            <table:table-cell office:value-type="string" table:style-name="Table1.A1">
              <text:p text:style-name="P1">cry</text:p>
            </table:table-cell>
            <table:table-cell office:value-type="string" table:style-name="Table1.E1">
              <text:p text:style-name="P1">pain</text:p>
            </table:table-cell>
          </table:table-row>
          <table:table-row table:style-name="Table1.1">
            <table:table-cell office:value-type="string" table:style-name="Table1.A1">
              <text:p text:style-name="P1">story</text:p>
            </table:table-cell>
            <table:table-cell office:value-type="string" table:style-name="Table1.A1">
              <text:p text:style-name="P1">change</text:p>
            </table:table-cell>
            <table:table-cell office:value-type="string" table:style-name="Table1.A1">
              <text:p text:style-name="P1">world</text:p>
            </table:table-cell>
            <table:table-cell office:value-type="string" table:style-name="Table1.A1">
              <text:p text:style-name="P1">wind</text:p>
            </table:table-cell>
            <table:table-cell office:value-type="string" table:style-name="Table1.E1">
              <text:p text:style-name="P1">heart</text:p>
            </table:table-cell>
          </table:table-row>
          <table:table-row table:style-name="Table1.1">
            <table:table-cell office:value-type="string" table:style-name="Table1.A1">
              <text:p text:style-name="P1">hand</text:p>
            </table:table-cell>
            <table:table-cell office:value-type="string" table:style-name="Table1.A1">
              <text:p text:style-name="P1">know</text:p>
            </table:table-cell>
            <table:table-cell office:value-type="string" table:style-name="Table1.A1">
              <text:p text:style-name="P1">LOVE</text:p>
            </table:table-cell>
            <table:table-cell office:value-type="string" table:style-name="Table1.A1">
              <text:p text:style-name="P1">feeling</text:p>
            </table:table-cell>
            <table:table-cell office:value-type="string" table:style-name="Table1.E1">
              <text:p text:style-name="P1">baby</text:p>
            </table:table-cell>
          </table:table-row>
          <table:table-row table:style-name="Table1.1">
            <table:table-cell office:value-type="string" table:style-name="Table1.A1">
              <text:p text:style-name="P1">falling</text:p>
            </table:table-cell>
            <table:table-cell office:value-type="string" table:style-name="Table1.A1">
              <text:p text:style-name="P1">sky</text:p>
            </table:table-cell>
            <table:table-cell office:value-type="string" table:style-name="Table1.A1">
              <text:p text:style-name="P1">dark</text:p>
            </table:table-cell>
            <table:table-cell office:value-type="string" table:style-name="Table1.A1">
              <text:p text:style-name="P1">light</text:p>
            </table:table-cell>
            <table:table-cell office:value-type="string" table:style-name="Table1.E1">
              <text:p text:style-name="P1">door</text:p>
            </table:table-cell>
          </table:table-row>
          <table:table-row table:style-name="Table1.1">
            <table:table-cell office:value-type="string" table:style-name="Table1.A1">
              <text:p text:style-name="P1">time</text:p>
            </table:table-cell>
            <table:table-cell office:value-type="string" table:style-name="Table1.A1">
              <text:p text:style-name="P1">sweet</text:p>
            </table:table-cell>
            <table:table-cell office:value-type="string" table:style-name="Table1.A1">
              <text:p text:style-name="P1">start</text:p>
            </table:table-cell>
            <table:table-cell office:value-type="string" table:style-name="Table1.A1">
              <text:p text:style-name="P1">hold</text:p>
            </table:table-cell>
            <table:table-cell office:value-type="string" table:style-name="Table1.E1">
              <text:p text:style-name="P1">game</text:p>
            </table:table-cell>
          </table:table-row>
        </table:table>
        <text:h text:outline-level="1" text:style-name="P5">Personal Scoresheet</text:h>
        <table:table table:name="Table2" table:style-name="Table2">
          <table:table-column table:number-columns-repeated="1" table:style-name="Table2.A"/>
          <table:table-column table:number-columns-repeated="1" table:style-name="Table2.B"/>
          <table:table-column table:number-columns-repeated="1" table:style-name="Table2.C"/>
          <table:table-column table:number-columns-repeated="1" table:style-name="Table2.D"/>
          <table:table-column table:number-columns-repeated="1" table:style-name="Table2.A"/>
          <table:table-column table:number-columns-repeated="1" table:style-name="Table2.B"/>
          <table:table-column table:number-columns-repeated="1" table:style-name="Table2.G"/>
          <table:table-column table:number-columns-repeated="1" table:style-name="Table2.D"/>
          <table:table-header-rows>
            <table:table-row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A1">
                <text:p text:style-name="P6">Pts</text:p>
              </table:table-cell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H1">
                <text:p text:style-name="P6">Pts</text:p>
              </table:table-cell>
            </table:table-row>
          </table:table-header-rows>
          <table:table-row table:style-name="Table2.2">
            <table:table-cell office:value-type="string" table:style-name="Table2.A2">
              <text:p text:style-name="P4">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</table:table>
        <text:p text:style-name="Standard"/>
      </text:section>
      <text:section text:style-name="Sect1" text:name="Card">
        <text:h text:outline-level="1" text:style-name="P5">Eurovision Bingo</text:h>
        <text:p text:style-name="P2">Welcome to Eurovision Bingo! This game is based on the <text:span text:style-name="T2">scurrilous </text:span>allegation that all <text:span text:style-name="T3">sets of </text:span>Eurovision songs are basically the same. <text:span text:style-name="T6">A</text:span>ll of the non-trivial words from the songs of <text:span text:style-name="T5">2013 to 2017 </text:span>have been analysed, frequency-counted, pulped, mangled, squeezed, and turned into bingo cards, <text:span text:style-name="T5">with a range of common and less-common words, and a selection process to pick out “Eurovision-y” and easy-to-hear words</text:span>. <text:span text:style-name="T6">These cards should be suitable for use in any given year.</text:span></text:p>
        <text:p text:style-name="P2"/>
        <text:p text:style-name="P3"><text:span text:style-name="T4">To play: w</text:span>hen you hear a word sung, put a cross through it. <text:span text:style-name="T1">Words must be exact matches - “love” and “loving” are not the same word. Turn on subtitles (always a good idea anyway) to make the lyrics clear. </text:span>If in doubt as to whether a particular word was sung, consult your fellow players. <text:span text:style-name="T6">Those who claim to understand a song in a foreign language have the advantage of being able to start many arguments with fellow players about whether a given word is an exact translation ;-)</text:span></text:p>
        <text:p text:style-name="P3"/>
        <text:p text:style-name="P3">First person to make a line of 5 in any direction <text:span text:style-name="T1">(including diagonals) </text:span>wins!</text:p>
        <text:p text:style-name="Standard"/>
        <table:table table:name="Table1" table:style-name="Table1">
          <table:table-column table:number-columns-repeated="5" table:style-name="Table1.A"/>
          <table:table-row table:style-name="Table1.1">
            <table:table-cell office:value-type="string" table:style-name="Table1.A1">
              <text:p text:style-name="P1">tonight</text:p>
            </table:table-cell>
            <table:table-cell office:value-type="string" table:style-name="Table1.A1">
              <text:p text:style-name="P1">dawn</text:p>
            </table:table-cell>
            <table:table-cell office:value-type="string" table:style-name="Table1.A1">
              <text:p text:style-name="P1">never</text:p>
            </table:table-cell>
            <table:table-cell office:value-type="string" table:style-name="Table1.A1">
              <text:p text:style-name="P1">road</text:p>
            </table:table-cell>
            <table:table-cell office:value-type="string" table:style-name="Table1.E1">
              <text:p text:style-name="P1">soul</text:p>
            </table:table-cell>
          </table:table-row>
          <table:table-row table:style-name="Table1.1">
            <table:table-cell office:value-type="string" table:style-name="Table1.A1">
              <text:p text:style-name="P1">kiss</text:p>
            </table:table-cell>
            <table:table-cell office:value-type="string" table:style-name="Table1.A1">
              <text:p text:style-name="P1">hard</text:p>
            </table:table-cell>
            <table:table-cell office:value-type="string" table:style-name="Table1.A1">
              <text:p text:style-name="P1">mind</text:p>
            </table:table-cell>
            <table:table-cell office:value-type="string" table:style-name="Table1.A1">
              <text:p text:style-name="P1">lonely</text:p>
            </table:table-cell>
            <table:table-cell office:value-type="string" table:style-name="Table1.E1">
              <text:p text:style-name="P1">just</text:p>
            </table:table-cell>
          </table:table-row>
          <table:table-row table:style-name="Table1.1">
            <table:table-cell office:value-type="string" table:style-name="Table1.A1">
              <text:p text:style-name="P1">breathe</text:p>
            </table:table-cell>
            <table:table-cell office:value-type="string" table:style-name="Table1.A1">
              <text:p text:style-name="P1">life</text:p>
            </table:table-cell>
            <table:table-cell office:value-type="string" table:style-name="Table1.A1">
              <text:p text:style-name="P1">LOVE</text:p>
            </table:table-cell>
            <table:table-cell office:value-type="string" table:style-name="Table1.A1">
              <text:p text:style-name="P1">fly</text:p>
            </table:table-cell>
            <table:table-cell office:value-type="string" table:style-name="Table1.E1">
              <text:p text:style-name="P1">eyes</text:p>
            </table:table-cell>
          </table:table-row>
          <table:table-row table:style-name="Table1.1">
            <table:table-cell office:value-type="string" table:style-name="Table1.A1">
              <text:p text:style-name="P1">stars</text:p>
            </table:table-cell>
            <table:table-cell office:value-type="string" table:style-name="Table1.A1">
              <text:p text:style-name="P1">day</text:p>
            </table:table-cell>
            <table:table-cell office:value-type="string" table:style-name="Table1.A1">
              <text:p text:style-name="P1">girl</text:p>
            </table:table-cell>
            <table:table-cell office:value-type="string" table:style-name="Table1.A1">
              <text:p text:style-name="P1">feel</text:p>
            </table:table-cell>
            <table:table-cell office:value-type="string" table:style-name="Table1.E1">
              <text:p text:style-name="P1">today</text:p>
            </table:table-cell>
          </table:table-row>
          <table:table-row table:style-name="Table1.1">
            <table:table-cell office:value-type="string" table:style-name="Table1.A1">
              <text:p text:style-name="P1">let</text:p>
            </table:table-cell>
            <table:table-cell office:value-type="string" table:style-name="Table1.A1">
              <text:p text:style-name="P1">truth</text:p>
            </table:table-cell>
            <table:table-cell office:value-type="string" table:style-name="Table1.A1">
              <text:p text:style-name="P1">alive</text:p>
            </table:table-cell>
            <table:table-cell office:value-type="string" table:style-name="Table1.A1">
              <text:p text:style-name="P1">wrong</text:p>
            </table:table-cell>
            <table:table-cell office:value-type="string" table:style-name="Table1.E1">
              <text:p text:style-name="P1">forget</text:p>
            </table:table-cell>
          </table:table-row>
        </table:table>
        <text:h text:outline-level="1" text:style-name="P5">Personal Scoresheet</text:h>
        <table:table table:name="Table2" table:style-name="Table2">
          <table:table-column table:number-columns-repeated="1" table:style-name="Table2.A"/>
          <table:table-column table:number-columns-repeated="1" table:style-name="Table2.B"/>
          <table:table-column table:number-columns-repeated="1" table:style-name="Table2.C"/>
          <table:table-column table:number-columns-repeated="1" table:style-name="Table2.D"/>
          <table:table-column table:number-columns-repeated="1" table:style-name="Table2.A"/>
          <table:table-column table:number-columns-repeated="1" table:style-name="Table2.B"/>
          <table:table-column table:number-columns-repeated="1" table:style-name="Table2.G"/>
          <table:table-column table:number-columns-repeated="1" table:style-name="Table2.D"/>
          <table:table-header-rows>
            <table:table-row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A1">
                <text:p text:style-name="P6">Pts</text:p>
              </table:table-cell>
              <table:table-cell office:value-type="string" table:style-name="Table2.A1">
                <text:p text:style-name="P6">#</text:p>
              </table:table-cell>
              <table:table-cell office:value-type="string" table:style-name="Table2.A1">
                <text:p text:style-name="P6">Country</text:p>
              </table:table-cell>
              <table:table-cell office:value-type="string" table:style-name="Table2.A1">
                <text:p text:style-name="P6">Notes</text:p>
              </table:table-cell>
              <table:table-cell office:value-type="string" table:style-name="Table2.H1">
                <text:p text:style-name="P6">Pts</text:p>
              </table:table-cell>
            </table:table-row>
          </table:table-header-rows>
          <table:table-row table:style-name="Table2.2">
            <table:table-cell office:value-type="string" table:style-name="Table2.A2">
              <text:p text:style-name="P4">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1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7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8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9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0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1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4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2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5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  <table:table-row table:style-name="Table2.2">
            <table:table-cell office:value-type="string" table:style-name="Table2.A2">
              <text:p text:style-name="P4">13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P4">26</text:p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A2">
              <text:p text:style-name="Table_20_Contents"/>
            </table:table-cell>
            <table:table-cell office:value-type="string" table:style-name="Table2.H2">
              <text:p text:style-name="Table_20_Contents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field="urn:openoffice:names:experimental:ooo-ms-interop:xmlns:field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iberation Serif1" style:font-pitch="variable" svg:font-family="'Liberation Serif'" style:font-family-generic="swiss"/>
    <style:font-face style:name="Ubuntu1" style:font-pitch="variable" svg:font-family="Ubuntu" style:font-family-generic="swiss"/>
    <style:font-face style:name="Droid Sans" style:font-pitch="variable" svg:font-family="'Droid Sans'" style:font-family-generic="system"/>
    <style:font-face style:name="Lohit Hindi" style:font-pitch="variable" svg:font-family="'Lohit Hindi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80808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cfe7f5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GB" fo:language="en" style:font-name="Liberation Serif" style:language-asian="zh" style:language-complex="hi" style:font-size-asian="10.5pt" style:font-name-asian="Droid Sans" fo:font-size="12pt" style:font-size-complex="12pt" style:country-asian="CN" style:letter-kerning="true" style:font-name-complex="Lohit Hind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GB" fo:language="en" fo:hyphenation-push-char-count="2" style:font-name="Liberation Serif" style:language-asian="zh" style:language-complex="hi" style:font-size-asian="10.5pt" style:font-name-asian="Droid Sans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Lohit Hindi" style:font-family-generic-complex="system" style:font-size-asian="14pt" fo:font-family="'Liberation Sans'" style:font-name="Liberation Sans" style:font-size-complex="14pt" style:font-family-asian="'Droid Sans'" style:font-name-asian="Droid Sans" style:font-family-complex="'Lohit Hind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margin-bottom="0.212cm" loext:contextual-spacing="false"/>
    </style:style>
    <style:style style:name="List" style:class="list" style:parent-style-name="Text_20_body" style:family="paragraph">
      <style:text-properties style:font-size-asian="12pt" style:font-family-complex="'Lohit Hindi'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Lohit Hindi'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complex="'Lohit Hindi'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cm" fo:text-indent="-0.76cm" loext:contextual-spacing="false" fo:margin-left="0.76cm" style:auto-text-indent="false" fo:margin-right="0cm" fo:margin-bottom="0.499cm">
        <style:tab-stops/>
      </style:paragraph-properties>
      <style:text-properties fo:font-weight="bold" style:font-size-asian="115%" style:font-size-complex="115%" fo:font-size="115%" style:font-weight-asian="bold" style:font-weight-complex="bold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1.499cm" style:writing-mode="lr-tb" fo:margin-left="1.499cm" fo:page-width="21.001cm" style:num-format="1" style:print-orientation="portrait" style:footnote-max-height="0cm" fo:margin-bottom="1.499cm" fo:page-height="29.7cm" fo:margin-right="1.499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vase Markham</meta:initial-creator>
    <meta:creation-date>2013-05-22T11:25:16</meta:creation-date>
    <dc:date>2018-05-14T10:26:12.085637211</dc:date>
    <meta:editing-duration>PT1H12M49S</meta:editing-duration>
    <meta:editing-cycles>25</meta:editing-cycles>
    <meta:generator>LibreOffice/5.1.6.2$Linux_X86_64 LibreOffice_project/10m0$Build-2</meta:generator>
    <meta:document-statistic meta:table-count="2" meta:image-count="0" meta:object-count="0" meta:page-count="1" meta:paragraph-count="44" meta:word-count="222" meta:character-count="1168" meta:non-whitespace-character-count="990"/>
    <dc:title>cards-for-10000</dc:title>
  </office:meta>
</office:document-meta>
</file>